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3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8" style:family="table-cell" style:parent-style-name="Default" style:data-style-name="N3"/>
    <style:style style:name="ce19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9.38388888888889cm" style:use-optimal-column-width="true"/>
    </style:style>
    <style:style style:name="co4" style:family="table-column">
      <style:table-column-properties fo:break-before="auto" style:column-width="7.90222222222222cm" style:use-optimal-column-width="true"/>
    </style:style>
    <style:style style:name="co5" style:family="table-column">
      <style:table-column-properties fo:break-before="auto" style:column-width="5.20347222222222cm" style:use-optimal-column-width="true"/>
    </style:style>
    <style:style style:name="co6" style:family="table-column">
      <style:table-column-properties fo:break-before="auto" style:column-width="2.45180555555556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74888888888889cm" style:use-optimal-column-width="true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6.82625cm" style:use-optimal-column-width="true"/>
    </style:style>
    <style:style style:name="co13" style:family="table-column">
      <style:table-column-properties fo:break-before="auto" style:column-width="8.99583333333333cm" style:use-optimal-column-width="true"/>
    </style:style>
    <style:style style:name="co14" style:family="table-column">
      <style:table-column-properties fo:break-before="auto" style:column-width="5.87375cm" style:use-optimal-column-width="true"/>
    </style:style>
    <style:style style:name="co15" style:family="table-column">
      <style:table-column-properties fo:break-before="auto" style:column-width="5.62680555555556cm"/>
    </style:style>
    <style:style style:name="co16" style:family="table-column">
      <style:table-column-properties fo:break-before="auto" style:column-width="4.78013888888889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5.11527777777778cm"/>
    </style:style>
    <style:style style:name="co19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8.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6]));ISBLANK([.D6])))" style:apply-style-name="cf9" style:base-cell-address="Data_Sheet.D6"/>
      <style:map style:condition="of:is-true-formula(AND(NOT(ISBLANK([.$C6]));ISBLANK([.D6])))" style:apply-style-name="cf9" style:base-cell-address="Data_Sheet.D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4]));ISBLANK([.D4])))" style:apply-style-name="cf9" style:base-cell-address="Data_Sheet.D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6]));ISBLANK([.E6])))" style:apply-style-name="cf9" style:base-cell-address="Data_Sheet.E6"/>
      <style:map style:condition="of:is-true-formula(AND(NOT(ISBLANK([.C6]));ISBLANK([.E6])))" style:apply-style-name="cf9" style:base-cell-address="Data_Sheet.E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4]));ISBLANK([.E4])))" style:apply-style-name="cf9" style:base-cell-address="Data_Sheet.E4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8]));ISBLANK([.D8])))" style:apply-style-name="cf9" style:base-cell-address="Data_Sheet.D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7]));ISBLANK([.D7])))" style:apply-style-name="cf9" style:base-cell-address="Data_Sheet.D7"/>
      <style:map style:condition="of:is-true-formula(AND(NOT(ISBLANK([.$C7]));ISBLANK([.D7])))" style:apply-style-name="cf9" style:base-cell-address="Data_Sheet.D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9]));ISBLANK([.D9])))" style:apply-style-name="cf9" style:base-cell-address="Data_Sheet.D9"/>
      <style:map style:condition="of:is-true-formula(AND(NOT(ISBLANK([.$C9]));ISBLANK([.D9])))" style:apply-style-name="cf9" style:base-cell-address="Data_Sheet.D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8]));ISBLANK([.E8])))" style:apply-style-name="cf9" style:base-cell-address="Data_Sheet.E8"/>
      <style:map style:condition="of:is-true-formula(AND(NOT(ISBLANK([.C8]));ISBLANK([.E8])))" style:apply-style-name="cf9" style:base-cell-address="Data_Sheet.E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7]));ISBLANK([.E7])))" style:apply-style-name="cf9" style:base-cell-address="Data_Sheet.E7"/>
      <style:map style:condition="of:is-true-formula(AND(NOT(ISBLANK([.C7]));ISBLANK([.E7])))" style:apply-style-name="cf9" style:base-cell-address="Data_Sheet.E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0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E4]));ISBLANK([.AD4])))" style:apply-style-name="cf9" style:base-cell-address="Data_Sheet.AD4"/>
      <style:map style:condition="of:is-true-formula(AND(NOT(ISBLANK([.AE4]));ISBLANK([.AD4])))" style:apply-style-name="cf9" style:base-cell-address="Data_Sheet.AD4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5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42" table:default-cell-style-name="ce1"/>
        <table:table-row table:style-name="ro1">
          <table:table-cell office:value-type="string" table:number-columns-spanned="1" table:number-rows-spanned="3" table:style-name="ce20">
            <text:p>Year</text:p>
          </table:table-cell>
          <table:table-cell office:value-type="string" table:number-columns-spanned="1" table:number-rows-spanned="3" table:style-name="ce20">
            <text:p>Month</text:p>
          </table:table-cell>
          <table:table-cell office:value-type="string" table:number-columns-spanned="1" table:number-rows-spanned="3" table:content-validation-name="val2" table:style-name="ce21">
            <text:p>Organisation name</text:p>
          </table:table-cell>
          <table:table-cell office:value-type="string" table:number-columns-spanned="1" table:number-rows-spanned="3" table:content-validation-name="val2" table:style-name="ce21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21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1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21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1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1">
            <text:p>Grand Total paybill/staffing (payroll and non-payroll) costs</text:p>
          </table:table-cell>
          <table:table-cell table:number-columns-repeated="1634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1">
            <text:p>AO/AA</text:p>
          </table:table-cell>
          <table:covered-table-cell/>
          <table:table-cell office:value-type="string" table:number-columns-spanned="2" table:number-rows-spanned="1" table:style-name="ce21">
            <text:p>EO</text:p>
          </table:table-cell>
          <table:covered-table-cell/>
          <table:table-cell office:value-type="string" table:number-columns-spanned="2" table:number-rows-spanned="1" table:style-name="ce21">
            <text:p>SEO/HEO</text:p>
          </table:table-cell>
          <table:covered-table-cell/>
          <table:table-cell office:value-type="string" table:number-columns-spanned="2" table:number-rows-spanned="1" table:style-name="ce21">
            <text:p>Grade 6/7</text:p>
          </table:table-cell>
          <table:covered-table-cell/>
          <table:table-cell office:value-type="string" table:number-columns-spanned="2" table:number-rows-spanned="1" table:style-name="ce21">
            <text:p>SCS</text:p>
          </table:table-cell>
          <table:covered-table-cell/>
          <table:table-cell office:value-type="string" table:number-columns-spanned="2" table:number-rows-spanned="1" table:style-name="ce21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" table:style-name="ce2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1">
            <text:p>Agency staff</text:p>
          </table:table-cell>
          <table:covered-table-cell/>
          <table:table-cell office:value-type="string" table:number-columns-spanned="2" table:number-rows-spanned="1" table:style-name="ce22">
            <text:p>Interim managers</text:p>
          </table:table-cell>
          <table:covered-table-cell/>
          <table:table-cell office:value-type="string" table:number-columns-spanned="2" table:number-rows-spanned="1" table:style-name="ce22">
            <text:p>Specialist Contractors</text:p>
          </table:table-cell>
          <table:covered-table-cell/>
          <table:table-cell office:value-type="string" table:number-columns-spanned="2" table:number-rows-spanned="1" table:style-name="ce22">
            <text:p>Consultants/consultancy</text:p>
          </table:table-cell>
          <table:covered-table-cell/>
          <table:table-cell office:value-type="string" table:number-columns-spanned="2" table:number-rows-spanned="1" table:style-name="ce2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1">
            <text:p>Salary</text:p>
          </table:table-cell>
          <table:table-cell office:value-type="string" table:number-columns-spanned="1" table:number-rows-spanned="2" table:style-name="ce21">
            <text:p>Allowances</text:p>
          </table:table-cell>
          <table:table-cell office:value-type="string" table:number-columns-spanned="1" table:number-rows-spanned="2" table:style-name="ce21">
            <text:p>Non-consolidated performance payments</text:p>
          </table:table-cell>
          <table:table-cell office:value-type="string" table:number-columns-spanned="1" table:number-rows-spanned="2" table:style-name="ce21">
            <text:p>Overtime</text:p>
          </table:table-cell>
          <table:table-cell office:value-type="string" table:number-columns-spanned="1" table:number-rows-spanned="2" table:style-name="ce21">
            <text:p>Employer pension contributions</text:p>
          </table:table-cell>
          <table:table-cell office:value-type="string" table:number-columns-spanned="1" table:number-rows-spanned="2" table:style-name="ce21">
            <text:p>Employer national insurance contributions</text:p>
          </table:table-cell>
          <table:table-cell office:value-type="string" table:number-columns-spanned="1" table:number-rows-spanned="2" table:style-name="ce21">
            <text:p>Total paybill for payroll staff</text:p>
          </table:table-cell>
          <table:table-cell office:value-type="string" table:number-columns-spanned="1" table:number-rows-spanned="2" table:style-name="ce21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1">
            <text:p>Total monthly cost of consultants/</text:p>
            <text:p>consultancy</text:p>
          </table:table-cell>
          <table:table-cell office:value-type="string" table:number-columns-spanned="1" table:number-rows-spanned="2" table:style-name="ce21">
            <text:p>Total non-payroll (CCL) staff costs</text:p>
          </table:table-cell>
          <table:covered-table-cell/>
          <table:table-cell table:number-columns-repeated="1634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September</text:p>
          </table:table-cell>
          <table:table-cell office:value-type="string" table:style-name="ce6">
            <text:p>Home Office (excl agencies)</text:p>
          </table:table-cell>
          <table:table-cell office:value-type="string" table:style-name="ce25">
            <text:p>Ministerial Department</text:p>
          </table:table-cell>
          <table:table-cell office:value-type="string" table:style-name="ce28">
            <text:p>Home Office</text:p>
          </table:table-cell>
          <table:table-cell office:value-type="float" office:value="7725" table:style-name="ce35">
            <text:p>7725</text:p>
          </table:table-cell>
          <table:table-cell office:value-type="float" office:value="6865.468000000028" table:style-name="ce38">
            <text:p>6865.47</text:p>
          </table:table-cell>
          <table:table-cell office:value-type="float" office:value="14606" table:style-name="ce55">
            <text:p>14606</text:p>
          </table:table-cell>
          <table:table-cell office:value-type="float" office:value="13300.051999999894" table:style-name="ce56">
            <text:p>13300.05</text:p>
          </table:table-cell>
          <table:table-cell office:value-type="float" office:value="9159" table:style-name="ce58">
            <text:p>9159</text:p>
          </table:table-cell>
          <table:table-cell office:value-type="float" office:value="8870.6699999999837" table:style-name="ce71">
            <text:p>8870.67</text:p>
          </table:table-cell>
          <table:table-cell office:value-type="float" office:value="3644" table:style-name="ce73">
            <text:p>3644</text:p>
          </table:table-cell>
          <table:table-cell office:value-type="float" office:value="3565.5170000000016" table:style-name="ce74">
            <text:p>3565.52</text:p>
          </table:table-cell>
          <table:table-cell office:value-type="float" office:value="294" table:style-name="ce93">
            <text:p>294</text:p>
          </table:table-cell>
          <table:table-cell office:value-type="float" office:value="288.66900000000004" table:style-name="ce95">
            <text:p>288.67</text:p>
          </table:table-cell>
          <table:table-cell office:value-type="float" office:value="227" table:style-name="ce96">
            <text:p>227</text:p>
          </table:table-cell>
          <table:table-cell office:value-type="float" office:value="222.57100000000005" table:style-name="ce97">
            <text:p>222.57</text:p>
          </table:table-cell>
          <table:table-cell office:value-type="float" office:value="35655" table:content-validation-name="val2" table:style-name="ce110">
            <text:p>35,655</text:p>
          </table:table-cell>
          <table:table-cell office:value-type="float" office:value="33112.946999999913" table:content-validation-name="val2" table:style-name="ce111">
            <text:p>33,112.95</text:p>
          </table:table-cell>
          <table:table-cell office:value-type="float" office:value="3765" table:style-name="ce117">
            <text:p>3765</text:p>
          </table:table-cell>
          <table:table-cell office:value-type="float" office:value="3659.1909999999998" table:style-name="ce115">
            <text:p>3659.19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35">
            <text:p>0.0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3765" table:style-name="ce144">
            <text:p>3,765</text:p>
          </table:table-cell>
          <table:table-cell office:value-type="float" office:value="3659.1909999999998" table:style-name="ce145">
            <text:p>3,659.19</text:p>
          </table:table-cell>
          <table:table-cell office:value-type="float" office:value="39420" table:content-validation-name="val2" table:style-name="ce149">
            <text:p>39,420</text:p>
          </table:table-cell>
          <table:table-cell office:value-type="float" office:value="36772.137999999912" table:content-validation-name="val2" table:style-name="ce152">
            <text:p>36,772.14</text:p>
          </table:table-cell>
          <table:table-cell office:value-type="currency" office:value="93269314.040000007" table:content-validation-name="val1" table:style-name="ce14">
            <text:p>£93,269,314.04</text:p>
          </table:table-cell>
          <table:table-cell office:value-type="currency" office:value="8707434.139999982" table:content-validation-name="val1" table:style-name="ce14">
            <text:p>£8,707,434.14</text:p>
          </table:table-cell>
          <table:table-cell office:value-type="currency" office:value="839905.16999999993" table:content-validation-name="val1" table:style-name="ce14">
            <text:p>£839,905.17</text:p>
          </table:table-cell>
          <table:table-cell office:value-type="currency" office:value="2010209.3699999996" table:content-validation-name="val1" table:style-name="ce14">
            <text:p>£2,010,209.37</text:p>
          </table:table-cell>
          <table:table-cell office:value-type="currency" office:value="26383859.920000002" table:content-validation-name="val1" table:style-name="ce14">
            <text:p>£26,383,859.92</text:p>
          </table:table-cell>
          <table:table-cell office:value-type="currency" office:value="10528794.49" table:content-validation-name="val1" table:style-name="ce14">
            <text:p>£10,528,794.49</text:p>
          </table:table-cell>
          <table:table-cell office:value-type="currency" office:value="141739517.13" table:style-name="ce15">
            <text:p>£141,739,517.13</text:p>
          </table:table-cell>
          <table:table-cell office:value-type="currency" office:value="13038216.599999998" table:content-validation-name="val1" table:style-name="ce16">
            <text:p>£13,038,216.60</text:p>
          </table:table-cell>
          <table:table-cell office:value-type="currency" office:value="2482783.5799999996" table:content-validation-name="val1" table:style-name="ce16">
            <text:p>£2,482,783.58</text:p>
          </table:table-cell>
          <table:table-cell office:value-type="currency" office:value="15521000.179999998" table:style-name="ce15">
            <text:p>£15,521,000.18</text:p>
          </table:table-cell>
          <table:table-cell office:value-type="currency" office:value="157260517.31" table:style-name="ce17">
            <text:p>£157,260,517.31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September</text:p>
          </table:table-cell>
          <table:table-cell office:value-type="string" table:style-name="ce6">
            <text:p>Disclosure and Barring Service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337" table:style-name="ce36">
            <text:p>337</text:p>
          </table:table-cell>
          <table:table-cell office:value-type="float" office:value="269.83999999999997" table:style-name="ce37">
            <text:p>269.84</text:p>
          </table:table-cell>
          <table:table-cell office:value-type="float" office:value="316" table:style-name="ce54">
            <text:p>316</text:p>
          </table:table-cell>
          <table:table-cell office:value-type="float" office:value="279.86" table:style-name="ce57">
            <text:p>279.86</text:p>
          </table:table-cell>
          <table:table-cell office:value-type="float" office:value="371" table:style-name="ce59">
            <text:p>371</text:p>
          </table:table-cell>
          <table:table-cell office:value-type="float" office:value="357.79" table:style-name="ce70">
            <text:p>357.79</text:p>
          </table:table-cell>
          <table:table-cell office:value-type="float" office:value="66" table:style-name="ce72">
            <text:p>66</text:p>
          </table:table-cell>
          <table:table-cell office:value-type="float" office:value="64.53" table:style-name="ce75">
            <text:p>64.53</text:p>
          </table:table-cell>
          <table:table-cell office:value-type="float" office:value="12" table:style-name="ce92">
            <text:p>12</text:p>
          </table:table-cell>
          <table:table-cell office:value-type="float" office:value="12" table:style-name="ce94">
            <text:p>12.00</text:p>
          </table:table-cell>
          <table:table-cell office:value-type="float" office:value="6" table:style-name="ce99">
            <text:p>6</text:p>
          </table:table-cell>
          <table:table-cell office:value-type="float" office:value="5.4" table:style-name="ce98">
            <text:p>5.40</text:p>
          </table:table-cell>
          <table:table-cell office:value-type="float" office:value="1108" table:content-validation-name="val2" table:style-name="ce110">
            <text:p>1,108</text:p>
          </table:table-cell>
          <table:table-cell office:value-type="float" office:value="989.42" table:content-validation-name="val2" table:style-name="ce111">
            <text:p>989.42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9">
            <text:p>0.0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34">
            <text:p>0.00</text:p>
          </table:table-cell>
          <table:table-cell office:value-type="float" office:value="17" table:style-name="ce123">
            <text:p>17</text:p>
          </table:table-cell>
          <table:table-cell office:value-type="float" office:value="16.97" table:style-name="ce124">
            <text:p>16.97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17" table:style-name="ce144">
            <text:p>17</text:p>
          </table:table-cell>
          <table:table-cell office:value-type="float" office:value="16.97" table:style-name="ce145">
            <text:p>16.97</text:p>
          </table:table-cell>
          <table:table-cell office:value-type="float" office:value="1125" table:content-validation-name="val2" table:style-name="ce149">
            <text:p>1,125</text:p>
          </table:table-cell>
          <table:table-cell office:value-type="float" office:value="1006.39" table:content-validation-name="val2" table:style-name="ce152">
            <text:p>1,006.39</text:p>
          </table:table-cell>
          <table:table-cell office:value-type="currency" office:value="2469888.7899999996" table:content-validation-name="val1" table:style-name="ce14">
            <text:p>£2,469,888.79</text:p>
          </table:table-cell>
          <table:table-cell office:value-type="currency" office:value="20829.11" table:content-validation-name="val1" table:style-name="ce14">
            <text:p>£20,829.1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98192.93999999997" table:content-validation-name="val1" table:style-name="ce14">
            <text:p>£198,192.94</text:p>
          </table:table-cell>
          <table:table-cell office:value-type="currency" office:value="663723.06000000006" table:style-name="ce14">
            <text:p>£663,723.06</text:p>
          </table:table-cell>
          <table:table-cell office:value-type="currency" office:value="269441.24" table:content-validation-name="val1" table:style-name="ce14">
            <text:p>£269,441.24</text:p>
          </table:table-cell>
          <table:table-cell office:value-type="currency" office:value="3622075.1399999997" table:style-name="ce15">
            <text:p>£3,622,075.14</text:p>
          </table:table-cell>
          <table:table-cell office:value-type="currency" office:value="701.57" table:content-validation-name="val1" table:style-name="ce16">
            <text:p>£701.57</text:p>
          </table:table-cell>
          <table:table-cell office:value-type="currency" office:value="290940.46999999997" table:content-validation-name="val1" table:style-name="ce16">
            <text:p>£290,940.47</text:p>
          </table:table-cell>
          <table:table-cell office:value-type="currency" office:value="291642.03999999998" table:style-name="ce15">
            <text:p>£291,642.04</text:p>
          </table:table-cell>
          <table:table-cell office:value-type="currency" office:value="3913717.1799999997" table:style-name="ce17">
            <text:p>£3,913,717.18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September</text:p>
          </table:table-cell>
          <table:table-cell office:value-type="string" table:style-name="ce6">
            <text:p>Independent Police Complaints Commission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166" table:style-name="ce34">
            <text:p>166</text:p>
          </table:table-cell>
          <table:table-cell office:value-type="float" office:value="159.5" table:style-name="ce39">
            <text:p>159.50</text:p>
          </table:table-cell>
          <table:table-cell office:value-type="float" office:value="460" table:style-name="ce46">
            <text:p>460</text:p>
          </table:table-cell>
          <table:table-cell office:value-type="float" office:value="439.8" table:style-name="ce53">
            <text:p>439.80</text:p>
          </table:table-cell>
          <table:table-cell office:value-type="float" office:value="297" table:style-name="ce60">
            <text:p>297</text:p>
          </table:table-cell>
          <table:table-cell office:value-type="float" office:value="289.5" table:style-name="ce61">
            <text:p>289.50</text:p>
          </table:table-cell>
          <table:table-cell office:value-type="float" office:value="42" table:style-name="ce64">
            <text:p>42</text:p>
          </table:table-cell>
          <table:table-cell office:value-type="float" office:value="41.8" table:style-name="ce83">
            <text:p>41.80</text:p>
          </table:table-cell>
          <table:table-cell office:value-type="float" office:value="14" table:style-name="ce84">
            <text:p>14</text:p>
          </table:table-cell>
          <table:table-cell office:value-type="float" office:value="13.6" table:style-name="ce86">
            <text:p>13.60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88">
            <text:p>1.00</text:p>
          </table:table-cell>
          <table:table-cell office:value-type="float" office:value="980" table:content-validation-name="val2" table:style-name="ce110">
            <text:p>980</text:p>
          </table:table-cell>
          <table:table-cell office:value-type="float" office:value="945.19999999999993" table:content-validation-name="val2" table:style-name="ce111">
            <text:p>945.20</text:p>
          </table:table-cell>
          <table:table-cell office:value-type="float" office:value="8" table:style-name="ce140">
            <text:p>8</text:p>
          </table:table-cell>
          <table:table-cell office:value-type="float" office:value="6.3999999999999986" table:style-name="ce106">
            <text:p>6.4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33">
            <text:p>0.00</text:p>
          </table:table-cell>
          <table:table-cell office:value-type="float" office:value="3" table:style-name="ce125">
            <text:p>3</text:p>
          </table:table-cell>
          <table:table-cell office:value-type="float" office:value="2.8" table:style-name="ce126">
            <text:p>2.8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11" table:style-name="ce144">
            <text:p>11</text:p>
          </table:table-cell>
          <table:table-cell office:value-type="float" office:value="9.1999999999999993" table:style-name="ce145">
            <text:p>9.20</text:p>
          </table:table-cell>
          <table:table-cell office:value-type="float" office:value="991" table:content-validation-name="val2" table:style-name="ce149">
            <text:p>991</text:p>
          </table:table-cell>
          <table:table-cell office:value-type="float" office:value="954.4" table:content-validation-name="val2" table:style-name="ce152">
            <text:p>954.40</text:p>
          </table:table-cell>
          <table:table-cell office:value-type="currency" office:value="2921255" table:content-validation-name="val1" table:style-name="ce14">
            <text:p>£2,921,255.00</text:p>
          </table:table-cell>
          <table:table-cell office:value-type="currency" office:value="117008" table:content-validation-name="val1" table:style-name="ce14">
            <text:p>£117,008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26577" table:content-validation-name="val1" table:style-name="ce14">
            <text:p>£26,577.00</text:p>
          </table:table-cell>
          <table:table-cell office:value-type="currency" office:value="791932" table:content-validation-name="val1" table:style-name="ce14">
            <text:p>£791,932.00</text:p>
          </table:table-cell>
          <table:table-cell office:value-type="currency" office:value="336947" table:content-validation-name="val1" table:style-name="ce14">
            <text:p>£336,947.00</text:p>
          </table:table-cell>
          <table:table-cell office:value-type="currency" office:value="4193719" table:style-name="ce15">
            <text:p>£4,193,719.00</text:p>
          </table:table-cell>
          <table:table-cell office:value-type="currency" office:value="68325" table:content-validation-name="val1" table:style-name="ce16">
            <text:p>£68,325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68325" table:style-name="ce15">
            <text:p>£68,325.00</text:p>
          </table:table-cell>
          <table:table-cell office:value-type="currency" office:value="4262044" table:style-name="ce17">
            <text:p>£4,262,044.00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September</text:p>
          </table:table-cell>
          <table:table-cell office:value-type="string" table:style-name="ce6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8" table:style-name="ce41">
            <text:p>8</text:p>
          </table:table-cell>
          <table:table-cell office:value-type="float" office:value="7.6" table:style-name="ce43">
            <text:p>7.60</text:p>
          </table:table-cell>
          <table:table-cell office:value-type="float" office:value="8" table:style-name="ce48">
            <text:p>8</text:p>
          </table:table-cell>
          <table:table-cell office:value-type="float" office:value="7.8" table:style-name="ce52">
            <text:p>7.80</text:p>
          </table:table-cell>
          <table:table-cell office:value-type="float" office:value="35" table:style-name="ce65">
            <text:p>35</text:p>
          </table:table-cell>
          <table:table-cell office:value-type="float" office:value="35" table:style-name="ce62">
            <text:p>35.00</text:p>
          </table:table-cell>
          <table:table-cell office:value-type="float" office:value="5" table:style-name="ce63">
            <text:p>5</text:p>
          </table:table-cell>
          <table:table-cell office:value-type="float" office:value="5" table:style-name="ce82">
            <text:p>5.00</text:p>
          </table:table-cell>
          <table:table-cell office:value-type="float" office:value="1" table:style-name="ce85">
            <text:p>1</text:p>
          </table:table-cell>
          <table:table-cell office:value-type="float" office:value="0.8" table:style-name="ce87">
            <text:p>0.8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57" table:content-validation-name="val2" table:style-name="ce110">
            <text:p>57</text:p>
          </table:table-cell>
          <table:table-cell office:value-type="float" office:value="56.199999999999996" table:content-validation-name="val2" table:style-name="ce111">
            <text:p>56.2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6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5">
            <text:p>0.00</text:p>
          </table:table-cell>
          <table:table-cell office:value-type="float" office:value="57" table:content-validation-name="val2" table:style-name="ce149">
            <text:p>57</text:p>
          </table:table-cell>
          <table:table-cell office:value-type="float" office:value="56.199999999999996" table:content-validation-name="val2" table:style-name="ce152">
            <text:p>56.20</text:p>
          </table:table-cell>
          <table:table-cell office:value-type="currency" office:value="180096.79" table:content-validation-name="val1" table:style-name="ce14">
            <text:p>£180,096.79</text:p>
          </table:table-cell>
          <table:table-cell office:value-type="currency" office:value="333.33" table:content-validation-name="val1" table:style-name="ce14">
            <text:p>£333.33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8859.35" table:content-validation-name="val1" table:style-name="ce14">
            <text:p>£48,859.35</text:p>
          </table:table-cell>
          <table:table-cell office:value-type="currency" office:value="19102.05" table:content-validation-name="val1" table:style-name="ce14">
            <text:p>£19,102.05</text:p>
          </table:table-cell>
          <table:table-cell office:value-type="currency" office:value="248391.52" table:style-name="ce15">
            <text:p>£248,391.52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style-name="ce15">
            <text:p>£0.00</text:p>
          </table:table-cell>
          <table:table-cell office:value-type="currency" office:value="248391.52" table:style-name="ce17">
            <text:p>£248,391.52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September</text:p>
          </table:table-cell>
          <table:table-cell office:value-type="string" table:style-name="ce6">
            <text:p>Security Industry Authority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82" table:style-name="ce40">
            <text:p>82</text:p>
          </table:table-cell>
          <table:table-cell office:value-type="float" office:value="75.790000000000006" table:style-name="ce42">
            <text:p>75.79</text:p>
          </table:table-cell>
          <table:table-cell office:value-type="float" office:value="90" table:style-name="ce49">
            <text:p>90</text:p>
          </table:table-cell>
          <table:table-cell office:value-type="float" office:value="88.65" table:style-name="ce51">
            <text:p>88.65</text:p>
          </table:table-cell>
          <table:table-cell office:value-type="float" office:value="74" table:style-name="ce66">
            <text:p>74</text:p>
          </table:table-cell>
          <table:table-cell office:value-type="float" office:value="73.83" table:style-name="ce68">
            <text:p>73.83</text:p>
          </table:table-cell>
          <table:table-cell office:value-type="float" office:value="15" table:style-name="ce76">
            <text:p>15</text:p>
          </table:table-cell>
          <table:table-cell office:value-type="float" office:value="14.6" table:style-name="ce78">
            <text:p>14.60</text:p>
          </table:table-cell>
          <table:table-cell office:value-type="float" office:value="4" table:style-name="ce80">
            <text:p>4</text:p>
          </table:table-cell>
          <table:table-cell office:value-type="float" office:value="4" table:style-name="ce101">
            <text:p>4.00</text:p>
          </table:table-cell>
          <table:table-cell office:value-type="float" office:value="4" table:style-name="ce102">
            <text:p>4</text:p>
          </table:table-cell>
          <table:table-cell office:value-type="float" office:value="0.76" table:style-name="ce103">
            <text:p>0.76</text:p>
          </table:table-cell>
          <table:table-cell office:value-type="float" office:value="269" table:content-validation-name="val2" table:style-name="ce110">
            <text:p>269</text:p>
          </table:table-cell>
          <table:table-cell office:value-type="float" office:value="257.63" table:content-validation-name="val2" table:style-name="ce111">
            <text:p>257.63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6">
            <text:p>0.00</text:p>
          </table:table-cell>
          <table:table-cell office:value-type="float" office:value="5" table:style-name="ce130">
            <text:p>5</text:p>
          </table:table-cell>
          <table:table-cell office:value-type="float" office:value="4.4000000000000004" table:style-name="ce150">
            <text:p>4.4</text:p>
          </table:table-cell>
          <table:table-cell office:value-type="float" office:value="5" table:style-name="ce144">
            <text:p>5</text:p>
          </table:table-cell>
          <table:table-cell office:value-type="float" office:value="4.4000000000000004" table:style-name="ce145">
            <text:p>4.40</text:p>
          </table:table-cell>
          <table:table-cell office:value-type="float" office:value="274" table:content-validation-name="val2" table:style-name="ce149">
            <text:p>274</text:p>
          </table:table-cell>
          <table:table-cell office:value-type="float" office:value="262.02999999999997" table:content-validation-name="val2" table:style-name="ce152">
            <text:p>262.03</text:p>
          </table:table-cell>
          <table:table-cell office:value-type="currency" office:value="785575.83" table:content-validation-name="val1" table:style-name="ce14">
            <text:p>£785,575.83</text:p>
          </table:table-cell>
          <table:table-cell office:value-type="currency" office:value="18880.72" table:content-validation-name="val1" table:style-name="ce14">
            <text:p>£18,880.72</text:p>
          </table:table-cell>
          <table:table-cell office:value-type="currency" office:value="3250" table:content-validation-name="val1" table:style-name="ce14">
            <text:p>£3,250.00</text:p>
          </table:table-cell>
          <table:table-cell office:value-type="currency" office:value="16479.61" table:content-validation-name="val1" table:style-name="ce14">
            <text:p>£16,479.61</text:p>
          </table:table-cell>
          <table:table-cell office:value-type="currency" office:value="192440.65" table:content-validation-name="val1" table:style-name="ce14">
            <text:p>£192,440.65</text:p>
          </table:table-cell>
          <table:table-cell office:value-type="currency" office:value="86701.05" table:content-validation-name="val1" table:style-name="ce14">
            <text:p>£86,701.05</text:p>
          </table:table-cell>
          <table:table-cell office:value-type="currency" office:value="1103327.8599999999" table:style-name="ce15">
            <text:p>£1,103,327.86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101467" table:content-validation-name="val1" table:style-name="ce16">
            <text:p>£101,467.00</text:p>
          </table:table-cell>
          <table:table-cell office:value-type="currency" office:value="101467" table:style-name="ce15">
            <text:p>£101,467.00</text:p>
          </table:table-cell>
          <table:table-cell office:value-type="currency" office:value="1204794.8599999999" table:style-name="ce17">
            <text:p>£1,204,794.86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September</text:p>
          </table:table-cell>
          <table:table-cell office:value-type="string" table:style-name="ce6">
            <text:p>Gangmasters &amp; Labour Abuse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" table:style-name="ce45">
            <text:p>6</text:p>
          </table:table-cell>
          <table:table-cell office:value-type="float" office:value="6" table:style-name="ce44">
            <text:p>6.00</text:p>
          </table:table-cell>
          <table:table-cell office:value-type="float" office:value="11" table:style-name="ce47">
            <text:p>11</text:p>
          </table:table-cell>
          <table:table-cell office:value-type="float" office:value="9.8000000000000007" table:style-name="ce50">
            <text:p>9.80</text:p>
          </table:table-cell>
          <table:table-cell office:value-type="float" office:value="91" table:style-name="ce67">
            <text:p>91</text:p>
          </table:table-cell>
          <table:table-cell office:value-type="float" office:value="89.38" table:style-name="ce69">
            <text:p>89.38</text:p>
          </table:table-cell>
          <table:table-cell office:value-type="float" office:value="9" table:style-name="ce77">
            <text:p>9</text:p>
          </table:table-cell>
          <table:table-cell office:value-type="float" office:value="8.8000000000000007" table:style-name="ce79">
            <text:p>8.80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100">
            <text:p>2.0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4">
            <text:p>0.00</text:p>
          </table:table-cell>
          <table:table-cell office:value-type="float" office:value="119" table:content-validation-name="val2" table:style-name="ce110">
            <text:p>119</text:p>
          </table:table-cell>
          <table:table-cell office:value-type="float" office:value="115.97999999999999" table:content-validation-name="val2" table:style-name="ce111">
            <text:p>115.98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09">
            <text:p>0.0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58">
            <text:p>0.0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5">
            <text:p>0.00</text:p>
          </table:table-cell>
          <table:table-cell office:value-type="float" office:value="119" table:content-validation-name="val2" table:style-name="ce149">
            <text:p>119</text:p>
          </table:table-cell>
          <table:table-cell office:value-type="float" office:value="115.97999999999999" table:content-validation-name="val2" table:style-name="ce152">
            <text:p>115.98</text:p>
          </table:table-cell>
          <table:table-cell office:value-type="currency" office:value="321922.23" table:content-validation-name="val1" table:style-name="ce14">
            <text:p>£321,922.23</text:p>
          </table:table-cell>
          <table:table-cell office:value-type="currency" office:value="8142.31" table:content-validation-name="val1" table:style-name="ce14">
            <text:p>£8,142.3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83460.630000000092" table:content-validation-name="val1" table:style-name="ce14">
            <text:p>£83,460.63</text:p>
          </table:table-cell>
          <table:table-cell office:value-type="currency" office:value="34159.139999999992" table:content-validation-name="val1" table:style-name="ce14">
            <text:p>£34,159.14</text:p>
          </table:table-cell>
          <table:table-cell office:value-type="currency" office:value="447684.31000000006" table:style-name="ce15">
            <text:p>£447,684.31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style-name="ce15">
            <text:p>£0.00</text:p>
          </table:table-cell>
          <table:table-cell office:value-type="currency" office:value="447684.31000000006" table:style-name="ce17">
            <text:p>£447,684.31</text:p>
          </table:table-cell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5" table:style-name="ce1"/>
          <table:table-cell table:style-name="ce18"/>
          <table:table-cell table:number-columns-repeated="3" table:style-name="ce1"/>
          <table:table-cell table:style-name="ce19"/>
          <table:table-cell table:number-columns-repeated="16344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Mathew John Raji</dc:creator>
    <meta:creation-date>2012-07-18T14:50:11Z</meta:creation-date>
    <dc:date>2021-10-26T14:44:05Z</dc:date>
  </office:meta>
</office:document-meta>
</file>